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Πίνακας3" style:family="table">
      <style:table-properties style:width="31.281cm" fo:margin-left="1.905cm" table:align="left"/>
    </style:style>
    <style:style style:name="Πίνακας3.A" style:family="table-column">
      <style:table-column-properties style:column-width="0.353cm"/>
    </style:style>
    <style:style style:name="Πίνακας3.B" style:family="table-column">
      <style:table-column-properties style:column-width="30.928cm"/>
    </style:style>
    <style:style style:name="Πίνακας3.A1" style:family="table-cell">
      <style:table-cell-properties style:vertical-align="middle"/>
    </style:style>
    <style:style style:name="Πίνακας4" style:family="table">
      <style:table-properties style:width="22.218cm" fo:margin-left="1.905cm" table:align="left"/>
    </style:style>
    <style:style style:name="Πίνακας4.A" style:family="table-column">
      <style:table-column-properties style:column-width="0.353cm"/>
    </style:style>
    <style:style style:name="Πίνακας4.B" style:family="table-column">
      <style:table-column-properties style:column-width="21.865cm"/>
    </style:style>
    <style:style style:name="Πίνακας4.A1" style:family="table-cell">
      <style:table-cell-properties style:vertical-align="middle"/>
    </style:style>
    <style:style style:name="Πίνακας5" style:family="table">
      <style:table-properties style:width="2.759cm" fo:margin-left="1.905cm" table:align="left"/>
    </style:style>
    <style:style style:name="Πίνακας5.A" style:family="table-column">
      <style:table-column-properties style:column-width="0.353cm"/>
    </style:style>
    <style:style style:name="Πίνακας5.B" style:family="table-column">
      <style:table-column-properties style:column-width="2.406cm"/>
    </style:style>
    <style:style style:name="Πίνακας5.A1" style:family="table-cell">
      <style:table-cell-properties style:vertical-align="middle"/>
    </style:style>
    <style:style style:name="Πίνακας6" style:family="table">
      <style:table-properties style:width="11.363cm" fo:margin-left="1.905cm" table:align="left"/>
    </style:style>
    <style:style style:name="Πίνακας6.A" style:family="table-column">
      <style:table-column-properties style:column-width="0.353cm"/>
    </style:style>
    <style:style style:name="Πίνακας6.B" style:family="table-column">
      <style:table-column-properties style:column-width="11.01cm"/>
    </style:style>
    <style:style style:name="Πίνακας6.A1" style:family="table-cell">
      <style:table-cell-properties style:vertical-align="middle"/>
    </style:style>
    <style:style style:name="Πίνακας7" style:family="table">
      <style:table-properties style:width="23.066cm" fo:margin-left="1.905cm" table:align="left"/>
    </style:style>
    <style:style style:name="Πίνακας7.A" style:family="table-column">
      <style:table-column-properties style:column-width="0.3cm"/>
    </style:style>
    <style:style style:name="Πίνακας7.B" style:family="table-column">
      <style:table-column-properties style:column-width="22.767cm"/>
    </style:style>
    <style:style style:name="Πίνακας7.A1" style:family="table-cell">
      <style:table-cell-properties style:vertical-align="middle"/>
    </style:style>
    <style:style style:name="Πίνακας8" style:family="table">
      <style:table-properties style:width="31.829cm" fo:margin-left="1.905cm" table:align="left"/>
    </style:style>
    <style:style style:name="Πίνακας8.A" style:family="table-column">
      <style:table-column-properties style:column-width="0.3cm"/>
    </style:style>
    <style:style style:name="Πίνακας8.B" style:family="table-column">
      <style:table-column-properties style:column-width="31.53cm"/>
    </style:style>
    <style:style style:name="Πίνακας8.A1" style:family="table-cell">
      <style:table-cell-properties style:vertical-align="middle"/>
    </style:style>
    <style:style style:name="Πίνακας9" style:family="table">
      <style:table-properties style:width="26.12cm" fo:margin-left="1.905cm" table:align="left"/>
    </style:style>
    <style:style style:name="Πίνακας9.A" style:family="table-column">
      <style:table-column-properties style:column-width="0.3cm"/>
    </style:style>
    <style:style style:name="Πίνακας9.B" style:family="table-column">
      <style:table-column-properties style:column-width="25.82cm"/>
    </style:style>
    <style:style style:name="Πίνακας9.A1" style:family="table-cell">
      <style:table-cell-properties style:vertical-align="middle"/>
    </style:style>
    <style:style style:name="Πίνακας10" style:family="table">
      <style:table-properties style:width="13.208cm" fo:margin-left="1.905cm" table:align="left"/>
    </style:style>
    <style:style style:name="Πίνακας10.A" style:family="table-column">
      <style:table-column-properties style:column-width="0.3cm"/>
    </style:style>
    <style:style style:name="Πίνακας10.B" style:family="table-column">
      <style:table-column-properties style:column-width="12.908cm"/>
    </style:style>
    <style:style style:name="Πίνακας10.A1" style:family="table-cell">
      <style:table-cell-properties style:vertical-align="middle"/>
    </style:style>
    <style:style style:name="Πίνακας11" style:family="table">
      <style:table-properties style:width="33.681cm" fo:margin-left="1.905cm" table:align="left"/>
    </style:style>
    <style:style style:name="Πίνακας11.A" style:family="table-column">
      <style:table-column-properties style:column-width="0.3cm"/>
    </style:style>
    <style:style style:name="Πίνακας11.B" style:family="table-column">
      <style:table-column-properties style:column-width="33.382cm"/>
    </style:style>
    <style:style style:name="Πίνακας11.A1" style:family="table-cell">
      <style:table-cell-properties style:vertical-align="middle"/>
    </style:style>
    <style:style style:name="Πίνακας12" style:family="table">
      <style:table-properties style:width="36.698cm" fo:margin-left="1.905cm" table:align="left"/>
    </style:style>
    <style:style style:name="Πίνακας12.A" style:family="table-column">
      <style:table-column-properties style:column-width="0.3cm"/>
    </style:style>
    <style:style style:name="Πίνακας12.B" style:family="table-column">
      <style:table-column-properties style:column-width="36.398cm"/>
    </style:style>
    <style:style style:name="Πίνακας12.A1" style:family="table-cell">
      <style:table-cell-properties style:vertical-align="middle"/>
    </style:style>
    <style:style style:name="Πίνακας13" style:family="table">
      <style:table-properties style:width="15.127cm" fo:margin-left="1.905cm" table:align="left"/>
    </style:style>
    <style:style style:name="Πίνακας13.A" style:family="table-column">
      <style:table-column-properties style:column-width="0.3cm"/>
    </style:style>
    <style:style style:name="Πίνακας13.B" style:family="table-column">
      <style:table-column-properties style:column-width="14.827cm"/>
    </style:style>
    <style:style style:name="Πίνακας13.A1" style:family="table-cell">
      <style:table-cell-properties style:vertical-align="middle"/>
    </style:style>
    <style:style style:name="Πίνακας14" style:family="table">
      <style:table-properties style:width="31.141cm" fo:margin-left="1.905cm" table:align="left"/>
    </style:style>
    <style:style style:name="Πίνακας14.A" style:family="table-column">
      <style:table-column-properties style:column-width="0.3cm"/>
    </style:style>
    <style:style style:name="Πίνακας14.B" style:family="table-column">
      <style:table-column-properties style:column-width="30.842cm"/>
    </style:style>
    <style:style style:name="Πίνακας14.A1" style:family="table-cell">
      <style:table-cell-properties style:vertical-align="middle"/>
    </style:style>
    <style:style style:name="Πίνακας15" style:family="table">
      <style:table-properties style:width="17.265cm" fo:margin-left="1.905cm" table:align="left"/>
    </style:style>
    <style:style style:name="Πίνακας15.A" style:family="table-column">
      <style:table-column-properties style:column-width="0.3cm"/>
    </style:style>
    <style:style style:name="Πίνακας15.B" style:family="table-column">
      <style:table-column-properties style:column-width="16.965cm"/>
    </style:style>
    <style:style style:name="Πίνακας15.A1" style:family="table-cell">
      <style:table-cell-properties style:vertical-align="middle"/>
    </style:style>
    <style:style style:name="Πίνακας16" style:family="table">
      <style:table-properties style:width="22.95cm" fo:margin-left="1.905cm" table:align="left"/>
    </style:style>
    <style:style style:name="Πίνακας16.A" style:family="table-column">
      <style:table-column-properties style:column-width="0.3cm"/>
    </style:style>
    <style:style style:name="Πίνακας16.B" style:family="table-column">
      <style:table-column-properties style:column-width="22.65cm"/>
    </style:style>
    <style:style style:name="Πίνακας16.A1" style:family="table-cell">
      <style:table-cell-properties style:vertical-align="middle"/>
    </style:style>
    <style:style style:name="Πίνακας17" style:family="table">
      <style:table-properties style:width="25.045cm" fo:margin-left="1.905cm" table:align="left"/>
    </style:style>
    <style:style style:name="Πίνακας17.A" style:family="table-column">
      <style:table-column-properties style:column-width="0.3cm"/>
    </style:style>
    <style:style style:name="Πίνακας17.B" style:family="table-column">
      <style:table-column-properties style:column-width="24.746cm"/>
    </style:style>
    <style:style style:name="Πίνακας17.A1" style:family="table-cell">
      <style:table-cell-properties style:vertical-align="middle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able_20_Contents">
      <style:paragraph-properties fo:margin-top="0cm" fo:margin-bottom="0cm" style:contextual-spacing="false"/>
    </style:style>
    <style:style style:name="P4" style:family="paragraph" style:parent-style-name="Text_20_body">
      <style:paragraph-properties fo:margin-left="1.058cm" fo:margin-right="0cm" fo:text-indent="0cm" style:auto-text-indent="false"/>
    </style:style>
    <style:style style:name="P5" style:family="paragraph" style:parent-style-name="Text_20_body">
      <style:paragraph-properties fo:margin-left="1.905cm" fo:margin-right="0cm" fo:margin-top="0cm" fo:margin-bottom="0cm" style:contextual-spacing="false" fo:text-indent="0cm" style:auto-text-indent="false"/>
    </style:style>
    <style:style style:name="P6" style:family="paragraph" style:parent-style-name="Heading_20_1" style:master-page-name="HTML">
      <style:paragraph-properties style:page-number="auto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1"/>
    </style:style>
    <style:style style:name="T4" style:family="text">
      <style:text-properties fo:font-variant="normal" fo:text-transform="none" fo:color="#000000"/>
    </style:style>
    <style:style style:name="T5" style:family="text">
      <style:text-properties fo:font-size="8.25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 xlink:href="file:///media/search" xlink:type="simple">
          <form:properties>
            <form:property form:property-name="PropertyChangeNotificationEnabled" office:value-type="boolean" office:boolean-value="true"/>
          </form:properties>
          <form:hidden form:name="cx" form:control-implementation="ooo:com.sun.star.form.component.HiddenControl" xml:id="control1" form:id="control1" form:value="009245469817848559060:r2g9otu_04y"/>
          <form:hidden form:name="cof" form:control-implementation="ooo:com.sun.star.form.component.HiddenControl" xml:id="control2" form:id="control2" form:value="FORID:10"/>
          <form:hidden form:name="ie" form:control-implementation="ooo:com.sun.star.form.component.HiddenControl" xml:id="control3" form:id="control3" form:value="UTF-8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main">
        <text:p text:style-name="P6"/>
        <text:section text:style-name="Sect1" text:name="section_3">
          <text:section text:style-name="Sect1" text:name="section_4">
            <text:p text:style-name="P2">Υπενθύμιση. Επιλέξτε αυτό το κουτί και προσδιορίστε το χρόνο από τη λίστα drop-down για να στείλετε μία υπενθύμιση όταν μία συνάντηση προκύψει. Το σύστημα θα στείλει μία υπενθύμιση σε όλους τους συμμετέχοντες σε καθορισμένο χρόνο.</text:p>
            <text:p text:style-name="P2">Αν ορίσετε έναν προεπιλεγμένο χρόνο για υπενθυμίσεις στη σελίδα Επιλογών Χρήστη, το Sugar θα τον εφαρμόσει όταν δεν θα ορίσετε μια υπενθύμιση κατά την διάρκεια της δημιουργίας της συνάντησης. Αυτός ο προ επιλεγμένος χρόνος εμφανίζετε στη σελίδα Προβολή Λεπτομερειών Συνάντησης.</text:p>
            <text:p text:style-name="P2">Περιγραφή. Εισάγετε μια σύντομη περιγραφή για το σκοπό της συνάντησης.</text:p>
            <text:p text:style-name="P2">Ανάθεση σε. Προσδοιορίστε το χρήστη ο οποίος έχει ανατεθεί στην εγγραφή. Από προεπιλογή έχει ανατεθεί σε εσάς. Για ανάθεση σε διαφορετικό χρήστη, πατήστε επιλογή για να επιλέξετε από την λίστα Χρηστών.</text:p>
            <text:p text:style-name="P2">Προσθήκη προσκεκλημένων. Εισάγετε τα ονόματα των συμμετεχόντων <text:s/>της συνάντησης όπως περιγράφονται στο Για προσθήκη προσκεκλημένων.</text:p>
            <table:table table:name="Πίνακας3" table:style-name="Πίνακας3">
              <table:table-column table:style-name="Πίνακας3.A"/>
              <table:table-column table:style-name="Πίνακας3.B"/>
              <table:table-row>
                <table:table-cell table:style-name="Πίνακας3.A1" office:value-type="string">
                  <text:p text:style-name="P3">3.</text:p>
                </table:table-cell>
                <table:table-cell table:style-name="Πίνακας3.A1" office:value-type="string">
                  <text:p text:style-name="P3">Πατήστε Αποθήκευση για να αποθηκεύσετε τις λεπτομέρειες της συνάντησης χωρίς να σταλθούν προσκλήσεις.</text:p>
                  <text:p text:style-name="P3">Ή, πατήστε Αποθήκευση &amp; Αποστολή Προσκλήσεων για να αποθηκεύσετε τις λεπτομέρειες της συνάντησης και να σταλθούν προσκλήσεις.</text:p>
                  <text:p text:style-name="P3">Ή, πατήστε Κλείσιμο και Δημιουργία Νέου για να δημιουργήσετε ένα αντίγραφο της συνάντησης.</text:p>
                  <text:p text:style-name="P3">Έτσι κλείνει η αρχική συνάντηση και η κατάστασή της αλλάζει σε <text:span text:style-name="T2">Κρατημένη</text:span>. Η νέα συνάντηση διατηρεί όλες τις πληροφορίες της αρχικής εγγραφής εκτός από την κατάσταση, η οποία έχει οριστεί από επιλογή σε <text:s/><text:span text:style-name="T2">Προγραμματισμένη</text:span>.</text:p>
                </table:table-cell>
              </table:table-row>
            </table:table>
          </text:section>
          <text:section text:style-name="Sect1" text:name="section_5">
            <text:h text:style-name="Heading_20_3" text:outline-level="3"><text:bookmark text:name="To_add_invitees"/>Για προσθήκη προσκεκλημένων</text:h>
            <table:table table:name="Πίνακας4" table:style-name="Πίνακας4">
              <table:table-column table:style-name="Πίνακας4.A"/>
              <table:table-column table:style-name="Πίνακας4.B"/>
              <table:table-row>
                <table:table-cell table:style-name="Πίνακας4.A1" office:value-type="string">
                  <text:p text:style-name="P3">1.</text:p>
                </table:table-cell>
                <table:table-cell table:style-name="Πίνακας4.A1" office:value-type="string">
                  <text:p text:style-name="P3">Εισάγετε όλες ή κάποιες από τις ακόλουθες πληροφορίες για έναν χρήστη, επαφή, ή οδηγός στον υποπίνακα προσθήκη προσκεκλημένων στη σελίδα Δημιουργία (Συνάντησης):</text:p>
                </table:table-cell>
              </table:table-row>
            </table:table>
            <text:p text:style-name="P5"><text:span text:style-name="T1">Όνομα</text:span>. Μπορείτε να εισάγετε ένα γράμμα, ένα ολόκληρο όνομα, ή ένα μέρος ονόματος.</text:p>
            <text:p text:style-name="P2"><text:span text:style-name="T1">Επίθετο</text:span>. Μπορείτε να εισάγετε ένα γράμμα, ένα ολόκληρο όνομα, ή ένα μέρος ονόματος.</text:p>
            <text:p text:style-name="P2"><text:span text:style-name="T1">Email</text:span>. Μπορείτε να εισάγετε ένα γράμμα, μία ολόκληρη διεύθυνση, ή ένα μέρος διεύθυνσης.</text:p>
            <table:table table:name="Πίνακας5" table:style-name="Πίνακας5">
              <table:table-column table:style-name="Πίνακας5.A"/>
              <table:table-column table:style-name="Πίνακας5.B"/>
              <table:table-row>
                <table:table-cell table:style-name="Πίνακας5.A1" office:value-type="string">
                  <text:p text:style-name="P3">2.</text:p>
                </table:table-cell>
                <table:table-cell table:style-name="Πίνακας5.A1" office:value-type="string">
                  <text:p text:style-name="P3">Πατήστε <text:span text:style-name="T2">Αναζήτηση</text:span></text:p>
                </table:table-cell>
              </table:table-row>
            </table:table>
            <text:p text:style-name="P5">Το σύστημα προβάλει παρακάτω τα αποτελέσματα της αναζήτησης με ένα κουμπί <text:span text:style-name="T2">Προσθήκη</text:span> δίπλα σε κάθε όνομα της λίστας.</text:p>
            <table:table table:name="Πίνακας6" table:style-name="Πίνακας6">
              <table:table-column table:style-name="Πίνακας6.A"/>
              <table:table-column table:style-name="Πίνακας6.B"/>
              <table:table-row>
                <table:table-cell table:style-name="Πίνακας6.A1" office:value-type="string">
                  <text:p text:style-name="P3">3.</text:p>
                </table:table-cell>
                <table:table-cell table:style-name="Πίνακας6.A1" office:value-type="string">
                  <text:p text:style-name="P3">Πατήστε το κατάλληλο κουμπί <text:span text:style-name="T2">Προσθήκη</text:span> για να στείλετε μία πρόσκληση στο χρήστη.</text:p>
                </table:table-cell>
              </table:table-row>
            </table:table>
            <text:p text:style-name="P5">Η λίστα των προσκεκλημένων προβάλετε στον υποπίνακα Προγραμματισμός.</text:p>
          </text:section>
        </text:section>
        <text:section text:style-name="Sect1" text:name="section_6">
          <text:h text:style-name="Heading_20_2" text:outline-level="2"><text:bookmark text:name="Managing_Meetings"/>Διαχείριση Συναντήσεων</text:h>
          <table:table table:name="Πίνακας7" table:style-name="Πίνακας7">
            <table:table-column table:style-name="Πίνακας7.A"/>
            <table:table-column table:style-name="Πίνακας7.B"/>
            <table:table-row>
              <table:table-cell table:style-name="Πίνακας7.A1" office:value-type="string">
                <text:p text:style-name="P3"><text:span text:style-name="T4">•</text:span> </text:p>
              </table:table-cell>
              <table:table-cell table:style-name="Πίνακας7.A1" office:value-type="string">
                <text:p text:style-name="P3">Για να ταξινομήσετε μια Προβολή Λίστας πατήστε οποιαδήποτε τίτλο στήλης ο οποίος έχει το εικονίδιο <text:s/><draw:frame draw:style-name="fr1" draw:name="γραφικά2" text:anchor-type="as-char" svg:width="1.997cm" svg:height="0.998cm" draw:z-index="0"><draw:image xlink:href="../Meetings.12.1.1.jpg" xlink:type="simple" xlink:show="embed" xlink:actuate="onLoad"/></draw:frame>δίπλα του. Για να αντιστρέψετε την ταξινόμηση, πατήστε στο τίτλο της στήλης ξανά.</text:p>
              </table:table-cell>
            </table:table-row>
          </table:table>
          <table:table table:name="Πίνακας8" table:style-name="Πίνακας8">
            <table:table-column table:style-name="Πίνακας8.A"/>
            <table:table-column table:style-name="Πίνακας8.B"/>
            <table:table-row>
              <table:table-cell table:style-name="Πίνακας8.A1" office:value-type="string">
                <text:p text:style-name="P3"><text:span text:style-name="T4">•</text:span> </text:p>
              </table:table-cell>
              <table:table-cell table:style-name="Πίνακας8.A1" office:value-type="string">
                <text:p text:style-name="P3">Για να ενημερώσετε τις πληροφορίες από κάποιες ή όλες τις συναντήσεις χρησιμοποιήστε τον πίνακα Μαζική Ενημέρωση στην drop-down λίστα Ενέργειες στην Προβολή Λίστας Συναντήσεων όπως περιγράφετε στην Επεξεργασία και Διαγραφή Πολλαπλών Εγγραφών.</text:p>
              </table:table-cell>
            </table:table-row>
          </table:table>
          <table:table table:name="Πίνακας9" table:style-name="Πίνακας9">
            <table:table-column table:style-name="Πίνακας9.A"/>
            <table:table-column table:style-name="Πίνακας9.B"/>
            <table:table-row>
              <table:table-cell table:style-name="Πίνακας9.A1" office:value-type="string">
                <text:p text:style-name="P3"><text:span text:style-name="T4">•</text:span> </text:p>
              </table:table-cell>
              <table:table-cell table:style-name="Πίνακας9.A1" office:value-type="string">
                <text:p text:style-name="P3">Για να εισάγετε μια λίστα από συναντήσεις, επιλέξτε Εισαγωγή συναντήσεων από την μπάρα Ενεργειών της καρτέλας Συναντήσεων. Για περισσότερες πληροφορίες για την εισαγωγή δεδομένων, βλέπετε Εισαγωγή Δεδομένων.</text:p>
              </table:table-cell>
            </table:table-row>
          </table:table>
          <table:table table:name="Πίνακας10" table:style-name="Πίνακας10">
            <table:table-column table:style-name="Πίνακας10.A"/>
            <table:table-column table:style-name="Πίνακας10.B"/>
            <table:table-row>
              <table:table-cell table:style-name="Πίνακας10.A1" office:value-type="string">
                <text:p text:style-name="P3"><text:span text:style-name="T4">•</text:span> </text:p>
              </table:table-cell>
              <table:table-cell table:style-name="Πίνακας10.A1" office:value-type="string">
                <text:p text:style-name="P3">Για να προβάλλετε τις λεπτομέρειες μιας συνάντησης, πατήστε το Θέμα της στην Προβολή Λίστας Συναντήσεων.</text:p>
              </table:table-cell>
            </table:table-row>
          </table:table>
          <table:table table:name="Πίνακας11" table:style-name="Πίνακας11">
            <table:table-column table:style-name="Πίνακας11.A"/>
            <table:table-column table:style-name="Πίνακας11.B"/>
            <table:table-row>
              <table:table-cell table:style-name="Πίνακας11.A1" office:value-type="string">
                <text:p text:style-name="P3"><text:span text:style-name="T4">•</text:span> </text:p>
              </table:table-cell>
              <table:table-cell table:style-name="Πίνακας11.A1" office:value-type="string">
                <text:p text:style-name="P3">Για να επεξεργαστήτε μια συνάντηση, πατήστε Επεξεργασία στη σελίδα Προβολή Λεπτομερειών της συνάντησης και πατήστε Αποθήκευση. Σχετικές πληροφορίες όπως Επαφές, Χρήστες, Οδηγοί και Σημειώσεις προβάλλοντε στους πίνακες.</text:p>
              </table:table-cell>
            </table:table-row>
          </table:table>
          <table:table table:name="Πίνακας12" table:style-name="Πίνακας12">
            <table:table-column table:style-name="Πίνακας12.A"/>
            <table:table-column table:style-name="Πίνακας12.B"/>
            <table:table-row>
              <table:table-cell table:style-name="Πίνακας12.A1" office:value-type="string">
                <text:p text:style-name="P3"><text:span text:style-name="T4">•</text:span> </text:p>
              </table:table-cell>
              <table:table-cell table:style-name="Πίνακας12.A1" office:value-type="string">
                <text:p text:style-name="P3">Για να διπλασιάσετε μία συνάντηση πατήστε Διπλασιασμός στη σελίδα Προβολή Λεπτομερειών της συνάντησης. Ο διπλασιασμός είναι ένας βολικός τρόπος να δημιουργήσετε μια παρόμοια δραστηριότητα. Μπορείτε να αλλάξετε τις πληροφορίες μιας διπλασισμένης εγγραφής για να δημιουργήσετε μια νέα δραστηριότητα.</text:p>
              </table:table-cell>
            </table:table-row>
          </table:table>
          <table:table table:name="Πίνακας13" table:style-name="Πίνακας13">
            <table:table-column table:style-name="Πίνακας13.A"/>
            <table:table-column table:style-name="Πίνακας13.B"/>
            <table:table-row>
              <table:table-cell table:style-name="Πίνακας13.A1" office:value-type="string">
                <text:p text:style-name="P3"><text:span text:style-name="T4">•</text:span> </text:p>
              </table:table-cell>
              <table:table-cell table:style-name="Πίνακας13.A1" office:value-type="string">
                <text:p text:style-name="P3">Για να διαγράψετε μία συνάντηση, πατήστε Διαγραή στη σελίδα Προβολή Λεπτομερειών και στη συνέχεια πατήστε OΚ.</text:p>
              </table:table-cell>
            </table:table-row>
          </table:table>
          <table:table table:name="Πίνακας14" table:style-name="Πίνακας14">
            <table:table-column table:style-name="Πίνακας14.A"/>
            <table:table-column table:style-name="Πίνακας14.B"/>
            <table:table-row>
              <table:table-cell table:style-name="Πίνακας14.A1" office:value-type="string">
                <text:p text:style-name="P3"><text:span text:style-name="T4">•</text:span> </text:p>
              </table:table-cell>
              <table:table-cell table:style-name="Πίνακας14.A1" office:value-type="string">
                <text:p text:style-name="P3">Για να βρείτε μια συγκεκριμένη συνάντηση στη λίστα, εισάγετε το θέμα ή το όνομα της επαφής στον υποπίνακα αναζήτηση και πατήστε Αναζήτηση. Για να αναζητήσετε μόνο τις δικές σας εγγραφές επιλέξτε το checkbox Τα Αντικείμενα μου.</text:p>
              </table:table-cell>
            </table:table-row>
          </table:table>
          <table:table table:name="Πίνακας15" table:style-name="Πίνακας15">
            <table:table-column table:style-name="Πίνακας15.A"/>
            <table:table-column table:style-name="Πίνακας15.B"/>
            <table:table-row>
              <table:table-cell table:style-name="Πίνακας15.A1" office:value-type="string">
                <text:p text:style-name="P3"><text:span text:style-name="T4">•</text:span> </text:p>
              </table:table-cell>
              <table:table-cell table:style-name="Πίνακας15.A1" office:value-type="string">
                <text:p text:style-name="P3">Για να εκτελέσετε προηγμένη αναζήτηση με επιπλέων φίλτρα όπως σχετική εγγραφή πατήστε το Προηγμένη.</text:p>
              </table:table-cell>
            </table:table-row>
          </table:table>
          <table:table table:name="Πίνακας16" table:style-name="Πίνακας16">
            <table:table-column table:style-name="Πίνακας16.A"/>
            <table:table-column table:style-name="Πίνακας16.B"/>
            <table:table-row>
              <table:table-cell table:style-name="Πίνακας16.A1" office:value-type="string">
                <text:p text:style-name="P3"><text:span text:style-name="T4">•</text:span> </text:p>
              </table:table-cell>
              <table:table-cell table:style-name="Πίνακας16.A1" office:value-type="string">
                <text:p text:style-name="P3">To edit a related record, click the Edit icon for the related record in the sub-panel of the Detail View, make the changes, and click Save.</text:p>
              </table:table-cell>
            </table:table-row>
          </table:table>
          <table:table table:name="Πίνακας17" table:style-name="Πίνακας17">
            <table:table-column table:style-name="Πίνακας17.A"/>
            <table:table-column table:style-name="Πίνακας17.B"/>
            <table:table-row>
              <table:table-cell table:style-name="Πίνακας17.A1" office:value-type="string">
                <text:p text:style-name="P3"><text:span text:style-name="T4">•</text:span> </text:p>
              </table:table-cell>
              <table:table-cell table:style-name="Πίνακας17.A1" office:value-type="string">
                <text:p text:style-name="P3">To remove an association with another record, scroll down to the related record in the meeting’s Detail View, click the rem icon, and then click OK.</text:p>
              </table:table-cell>
            </table:table-row>
          </table:table>
          <text:p text:style-name="P1"><text:span text:style-name="Strong_20_Emphasis"><text:span text:style-name="T5">Copyright 2004-2011 SugarCRM Inc.</text:span></text:span><text:span text:style-name="T5"> <text:line-break/></text:span><text:a xlink:type="simple" xlink:href="http://www.gnu.org/licenses/agpl-3.0.html" office:target-frame-name="_blank" xlink:show="new"><text:span text:style-name="T5">Community Edition License</text:span></text:a><text:span text:style-name="T5"> </text:span></text:p>
        </text:section>
      </text:section>
      <text:section text:style-name="Sect1" text:name="widgets">
        <text:p text:style-name="Text_20_body"/>
      </text:section>
      <text:section text:style-name="Sect1" text:name="widgets_bottom"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font-name-asian="WenQuanYi Micro Hei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el" fo:country="GR" style:font-name-asian="WenQuanYi Micro Hei" style:font-size-asian="12pt" style:language-asian="zh" style:country-asian="CN" style:font-name-complex="Lohit Hindi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name-asian="HG Mincho Light J" style:font-family-asian="'HG Mincho Light J'" style:font-pitch-asian="variable" style:font-size-asian="24pt" style:font-weight-asian="bold" style:font-name-complex="Arial Unicode MS" style:font-family-complex="'Arial Unicode MS'" style:font-pitch-complex="variable" style:font-size-complex="2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eetings - SugarCRM Support </dc:title>
    <dc:date>2014-07-21T19:18:02.744399772</dc:date>
    <meta:generator>LibreOffice/4.2.3.3$Linux_x86 LibreOffice_project/420m0$Build-3</meta:generator>
    <meta:editing-duration>P0D</meta:editing-duration>
    <meta:editing-cycles>1</meta:editing-cycles>
    <meta:document-statistic meta:table-count="15" meta:image-count="1" meta:object-count="0" meta:page-count="1" meta:paragraph-count="46" meta:word-count="621" meta:character-count="4243" meta:non-whitespace-character-count="3652"/>
    <meta:user-defined meta:name=""/>
    <meta:user-defined meta:name="viewport">width=device-width</meta:user-defined>
  </office:meta>
</office:document-meta>
</file>